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BD0000003FCFFAB4336A07F6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Q24232H_Calculation" table:style-name="ta1">
        <table:shapes>
          <draw:frame draw:z-index="0" draw:name="Obraz 1" draw:style-name="gr1" draw:text-style-name="P1" svg:width="32.088cm" svg:height="1.665cm" svg:x="11.288cm" svg:y="0cm">
            <draw:image xlink:href="Pictures/10000000000004BD0000003FCFFAB4336A07F6CC.png" xlink:type="simple" xlink:show="embed" xlink:actuate="onLoad" loext:mime-type="image/png">
              <text:p/>
            </draw:image>
          </draw:frame>
        </table:shapes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formula="of:=0.95*[.C2]" office:value-type="float" office:value="4.75" calcext:value-type="float">
            <text:p>4,75</text:p>
          </table:table-cell>
          <table:table-cell office:value-type="float" office:value="5" calcext:value-type="float">
            <text:p>5</text:p>
          </table:table-cell>
          <table:table-cell table:formula="of:=1.05*[.C2]" office:value-type="float" office:value="5.25" calcext:value-type="float">
            <text:p>5,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formula="of:=0.95*[.C3]" office:value-type="float" office:value="3.135" calcext:value-type="float">
            <text:p>3,135</text:p>
          </table:table-cell>
          <table:table-cell office:value-type="float" office:value="3.3" calcext:value-type="float">
            <text:p>3,3</text:p>
          </table:table-cell>
          <table:table-cell table:formula="of:=1.05*[.C3]" office:value-type="float" office:value="3.465" calcext:value-type="float">
            <text:p>3,46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input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style-name="Default" office:value-type="string" calcext:value-type="string">
            <text:p>Ooutput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2:10:50.622383000</meta:creation-date>
    <dc:date>2020-12-19T12:18:25.196487508</dc:date>
    <meta:editing-duration>PT7M36S</meta:editing-duration>
    <meta:editing-cycles>1</meta:editing-cycles>
    <meta:generator>LibreOffice/6.4.6.2$Linux_X86_64 LibreOffice_project/40$Build-2</meta:generator>
    <meta:document-statistic meta:table-count="1" meta:cell-count="24" meta:object-count="1"/>
  </office:meta>
</office:document-meta>
</file>